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62cm" fo:margin-left="0.028cm" table:align="left"/>
    </style:style>
    <style:style style:name="Tabla1.A" style:family="table-column">
      <style:table-column-properties style:column-width="8.4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7908" officeooo:paragraph-rsid="00047908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rsid="000d8b21" officeooo:paragraph-rsid="000d8b21" fo:background-color="transparent" style:font-weight-asian="normal" style:font-weight-complex="normal"/>
    </style:style>
    <style:style style:name="P3" style:family="paragraph" style:parent-style-name="Standard">
      <style:text-properties style:font-name="Arial" officeooo:paragraph-rsid="000d8b21"/>
    </style:style>
    <style:style style:name="P4" style:family="paragraph" style:parent-style-name="Standard">
      <style:text-properties style:font-name="Arial" officeooo:rsid="000d8b21" officeooo:paragraph-rsid="000d8b21"/>
    </style:style>
    <style:style style:name="P5" style:family="paragraph" style:parent-style-name="Standard">
      <style:text-properties style:use-window-font-color="true" loext:opacity="0%" style:font-name="Arial" officeooo:rsid="000d8b21" officeooo:paragraph-rsid="000d8b21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0d8b21" officeooo:paragraph-rsid="000d8b21" fo:background-color="transparent" style:font-weight-asian="normal" style:font-weight-complex="normal"/>
    </style:style>
    <style:style style:name="P7" style:family="paragraph" style:parent-style-name="Table_20_Contents">
      <style:text-properties style:font-name="Arial" fo:font-weight="bold" officeooo:rsid="005342e7" officeooo:paragraph-rsid="000d8b21" style:font-weight-asian="bold" style:font-weight-complex="bold"/>
    </style:style>
    <style:style style:name="P8" style:family="paragraph" style:parent-style-name="Table_20_Contents">
      <style:text-properties style:font-name="Arial" officeooo:rsid="005342e7" officeooo:paragraph-rsid="000d8b21"/>
    </style:style>
    <style:style style:name="P9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rsid="000d8b21" officeooo:paragraph-rsid="000d8b21" fo:background-color="transparent" style:font-weight-asian="normal" style:font-weight-complex="normal"/>
    </style:style>
    <style:style style:name="P10" style:family="paragraph" style:parent-style-name="Standard" style:list-style-name="L3">
      <style:text-properties style:font-name="Arial" officeooo:rsid="000d8b21" officeooo:paragraph-rsid="000d8b21"/>
    </style:style>
    <style:style style:name="P11" style:family="paragraph" style:parent-style-name="Standard" style:list-style-name="L4">
      <style:text-properties style:font-name="Arial" officeooo:rsid="000d8b21" officeooo:paragraph-rsid="000d8b21"/>
    </style:style>
    <style:style style:name="P12" style:family="paragraph" style:parent-style-name="Standard" style:list-style-name="L5">
      <style:text-properties style:font-name="Arial" officeooo:rsid="000d8b21" officeooo:paragraph-rsid="000d8b21"/>
    </style:style>
    <style:style style:name="P13" style:family="paragraph" style:parent-style-name="Standard" style:list-style-name="L6">
      <style:text-properties style:font-name="Arial" officeooo:rsid="000d8b21" officeooo:paragraph-rsid="000d8b21"/>
    </style:style>
    <style:style style:name="P14" style:family="paragraph" style:parent-style-name="Standard">
      <style:text-properties style:font-name="Arial" officeooo:rsid="000d8b21" officeooo:paragraph-rsid="00100d6e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officeooo:rsid="000e7873"/>
    </style:style>
    <style:style style:name="T3" style:family="text">
      <style:text-properties officeooo:rsid="00100d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¿Qué es una red?</text:p>
      <text:p text:style-name="P6">Interconexión de <text:span text:style-name="T2">equipos de </text:span>manera que puedan comunicarse.</text:p>
      <text:p text:style-name="P6">(Mecanismo que permite la comunicación entre dispositivos)</text:p>
      <text:p text:style-name="P6">(Todo se podría simplificar como ENVIO y RECEPCIÓN de información)</text:p>
      <text:p text:style-name="P6"/>
      <text:p text:style-name="P6">Equipos y elementos:</text:p>
      <text:list xml:id="list2303712323" text:style-name="L1">
        <text:list-item>
          <text:p text:style-name="P9">Equipos finales</text:p>
        </text:list-item>
        <text:list-item>
          <text:p text:style-name="P9">Equipos de red</text:p>
        </text:list-item>
        <text:list-item>
          <text:p text:style-name="P9">Enlaces</text:p>
        </text:list-item>
        <text:list-item>
          <text:p text:style-name="P9">Protocolos/Estándares</text:p>
        </text:list-item>
      </text:list>
      <text:p text:style-name="P2"/>
      <text:p text:style-name="P2">Protocolos: Conjunto de reglas que permiten la comunicación entre dispositivos.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Protocolo / Estándar</text:p>
          </table:table-cell>
          <table:table-cell table:style-name="Tabla1.B1" office:value-type="string">
            <text:p text:style-name="P7">Organismo Regulador</text:p>
          </table:table-cell>
        </table:table-row>
        <table:table-row>
          <table:table-cell table:style-name="Tabla1.A2" office:value-type="string">
            <text:p text:style-name="P8">Modelo TCP/IP</text:p>
          </table:table-cell>
          <table:table-cell table:style-name="Tabla1.B2" office:value-type="string">
            <text:p text:style-name="P8">IETF</text:p>
          </table:table-cell>
        </table:table-row>
        <table:table-row>
          <table:table-cell table:style-name="Tabla1.A2" office:value-type="string">
            <text:p text:style-name="P8">LAN</text:p>
          </table:table-cell>
          <table:table-cell table:style-name="Tabla1.B2" office:value-type="string">
            <text:p text:style-name="P8">IEEE</text:p>
          </table:table-cell>
        </table:table-row>
        <table:table-row>
          <table:table-cell table:style-name="Tabla1.A2" office:value-type="string">
            <text:p text:style-name="P8">ADSL</text:p>
          </table:table-cell>
          <table:table-cell table:style-name="Tabla1.B2" office:value-type="string">
            <text:p text:style-name="P8">ADSL Forum</text:p>
          </table:table-cell>
        </table:table-row>
        <table:table-row>
          <table:table-cell table:style-name="Tabla1.A2" office:value-type="string">
            <text:p text:style-name="P8">Seguridad de la información</text:p>
          </table:table-cell>
          <table:table-cell table:style-name="Tabla1.B2" office:value-type="string">
            <text:p text:style-name="P8">ISO</text:p>
          </table:table-cell>
        </table:table-row>
        <table:table-row>
          <table:table-cell table:style-name="Tabla1.A2" office:value-type="string">
            <text:p text:style-name="P8">ATM</text:p>
          </table:table-cell>
          <table:table-cell table:style-name="Tabla1.B2" office:value-type="string">
            <text:p text:style-name="P8">ATM Forum</text:p>
          </table:table-cell>
        </table:table-row>
      </table:table>
      <text:p text:style-name="P3"/>
      <text:p text:style-name="P14">Lineas de comunicaciones:</text:p>
      <text:p text:style-name="P14">→<text:tab/>Via por la que circulan los datos</text:p>
      <text:p text:style-name="P14"/>
      <text:p text:style-name="P14"><text:span text:style-name="T3">Red de comunicaciones</text:span></text:p>
      <text:p text:style-name="P14">→<text:tab/>Equipos finales + Líneas <text:span text:style-name="T3">de </text:span>comunicación</text:p>
      <text:p text:style-name="P4"/>
      <text:p text:style-name="P4">TOPOLOGÍA</text:p>
      <text:list xml:id="list3003197660" text:style-name="L3">
        <text:list-item>
          <text:p text:style-name="P10">Punto a punto</text:p>
        </text:list-item>
        <text:list-item>
          <text:p text:style-name="P10">Multipunto o bus</text:p>
        </text:list-item>
        <text:list-item>
          <text:p text:style-name="P10">Estrella</text:p>
        </text:list-item>
        <text:list-item>
          <text:p text:style-name="P10">Arbol</text:p>
        </text:list-item>
        <text:list-item>
          <text:p text:style-name="P10">…</text:p>
        </text:list-item>
      </text:list>
      <text:p text:style-name="P4"/>
      <text:p text:style-name="P4">PROPIETARIO</text:p>
      <text:list xml:id="list2863232979" text:style-name="L4">
        <text:list-item>
          <text:p text:style-name="P11">Líneas privadas</text:p>
        </text:list-item>
        <text:list-item>
          <text:p text:style-name="P11">Líneas públicas</text:p>
        </text:list-item>
        <text:list-item>
          <text:p text:style-name="P11">Líneas dedicadas</text:p>
        </text:list-item>
      </text:list>
      <text:p text:style-name="P4"/>
      <text:p text:style-name="P4">NATURALEZA</text:p>
      <text:list xml:id="list3829108665" text:style-name="L5">
        <text:list-item>
          <text:p text:style-name="P12">Simplex</text:p>
        </text:list-item>
        <text:list-item>
          <text:p text:style-name="P12">Semidúplex / Half Duplex → Algoritmo CSMA / CD</text:p>
        </text:list-item>
        <text:list-item>
          <text:p text:style-name="P12">Full Dúplex</text:p>
        </text:list-item>
      </text:list>
      <text:p text:style-name="P4"/>
      <text:p text:style-name="P4">DISTANCIA</text:p>
      <text:list xml:id="list1621284716" text:style-name="L6">
        <text:list-item>
          <text:p text:style-name="P13">PAN</text:p>
        </text:list-item>
        <text:list-item>
          <text:p text:style-name="P13">LAN</text:p>
        </text:list-item>
        <text:list-item>
          <text:p text:style-name="P13">CAN</text:p>
        </text:list-item>
        <text:list-item>
          <text:p text:style-name="P13"><text:soft-page-break/>MAN</text:p>
        </text:list-item>
        <text:list-item>
          <text:p text:style-name="P13">WAN</text:p>
        </text:list-item>
      </text:list>
      <text:p text:style-name="P5"><text:span text:style-name="T1">Velocidad transferencia datos = Ancho de banda = Tasa de transferencia</text:span><text:line-break/><text:span text:style-name="T1">bits por segundo -&gt; bit/s Kbps Mbps (bits/s Kbits/s Mbit/s)</text:span><text:line-break/><text:span text:style-name="T1">byte por segundo -&gt; Bps KBps MBps GBps</text:span><text:line-break/><text:span text:style-name="T1">bps != Bps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7908" officeooo:paragraph-rsid="000479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ASIR<text:tab/><text:tab/>Franco Larrea<text:tab/>REPASO TEMA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13T20:11:20.767000000</dc:date>
    <meta:editing-duration>PT33M42S</meta:editing-duration>
    <meta:editing-cycles>12</meta:editing-cycles>
    <meta:document-statistic meta:table-count="1" meta:image-count="0" meta:object-count="0" meta:page-count="2" meta:paragraph-count="48" meta:word-count="185" meta:character-count="1039" meta:non-whitespace-character-count="920"/>
  </office:meta>
</office:document-meta>
</file>